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15mm"/>
    </style:style>
    <style:style style:name="co4" style:family="table-column">
      <style:table-column-properties fo:break-before="auto" style:column-width="47.54mm"/>
    </style:style>
    <style:style style:name="co5" style:family="table-column">
      <style:table-column-properties fo:break-before="auto" style:column-width="120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CodeShovel</text:p>
          </table:table-cell>
          <table:table-cell office:value-type="string" calcext:value-type="string">
            <text:p>IntelliJ</text:p>
          </table:table-cell>
          <table:table-cell office:value-type="string" calcext:value-type="string">
            <text:p>git log -L range</text:p>
          </table:table-cell>
          <table:table-cell office:value-type="string" calcext:value-type="string">
            <text:p>git log -L funcname</text:p>
          </table:table-cell>
          <table:table-cell office:value-type="string" calcext:value-type="string">
            <text:p>FinerGit</text:p>
          </table:table-cell>
          <table:table-cell/>
        </table:table-row>
        <table:table-row table:style-name="ro1">
          <table:table-cell office:value-type="string" calcext:value-type="string">
            <text:p>Z_hibernate-search-DistanceQuery-matches.j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id not generate the method properly</text:p>
          </table:table-cell>
        </table:table-row>
        <table:table-row table:style-name="ro1">
          <table:table-cell office:value-type="string" calcext:value-type="string">
            <text:p>Z_commons-io-FilenameUtils-wildcardMatch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one was correct for a long time</text:p>
          </table:table-cell>
        </table:table-row>
        <table:table-row table:style-name="ro1">
          <table:table-cell office:value-type="string" calcext:value-type="string">
            <text:p>Z_mockito-InvocationsFinder-findPreviousVerifiedInOrder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most everone is right, think about it.. just could not get the right intro..</text:p>
          </table:table-cell>
        </table:table-row>
        <table:table-row table:style-name="ro1">
          <table:table-cell office:value-type="string" calcext:value-type="string">
            <text:p>Z_hibernate-search-ClassLoaderHelper-getNoArgConstructor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pmd-LocalScope-getVariableDeclarations.j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elasticsearch-TransportClusterInfoAction-masterOperation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spring-boot-DefaultErrorAttributes-addErrorMessage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commons-io-FileAlterationObserver-createFileEntry.json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jetty-FragmentDescriptor-processAfters.j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commons-io-XmlStreamReader-doHttpStream.json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elasticsearch-IndicesSegmentResponse-addCustomXContentFields.js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hadoop-SchedulerApplicationAttempt-resetSchedulingOpportunities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mockito-StringUtil-join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cname went further than range</text:p>
          </table:table-cell>
        </table:table-row>
        <table:table-row table:style-name="ro1">
          <table:table-cell office:value-type="string" calcext:value-type="string">
            <text:p>Z_mockito-MatchersBinder-bindMatchers.js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hibernate-search-Elasticsearch2AnalyzerStrategy-buildScopedAnalyzerReference.js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spring-boot-ConfigurationPropertiesBinder-getBindHandler.json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hadoop-FiCaSchedulerNode-unreserveResource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mockito-InvocationContainerImpl-getStubbingsDescending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pmd-FormalComment-findJavadocs.j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uncname went further than range</text:p>
          </table:table-cell>
        </table:table-row>
        <table:table-row table:style-name="ro1">
          <table:table-cell office:value-type="string" calcext:value-type="string">
            <text:p>Z_lucene-solr-Field-tokenStream.js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ncname went further than range</text:p>
          </table:table-cell>
        </table:table-row>
        <table:table-row table:style-name="ro1">
          <table:table-cell office:value-type="string" calcext:value-type="string">
            <text:p>Z_mockito-AdditionalMatchers-gt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spring-boot-JsonParserFactory-getJsonParser.js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mockito-StubberImpl-doNothing.json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commons-io-IOUtils-toInputStream.json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hibernate-search-TokenizerChain-createComponents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ed tracing a testemthod (finerGit)</text:p>
          </table:table-cell>
        </table:table-row>
        <table:table-row table:style-name="ro1">
          <table:table-cell office:value-type="string" calcext:value-type="string">
            <text:p>Z_spring-boot-JettyServletWebServerFactory-addDefaultServlet.json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hadoop-ConverterUtils-convertFromYarn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lucene-solr-QueryParserBase-addClause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lucene-solr-QueryParserBase-newRangeQuery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spring-boot-ServletWebServerApplicationContext-prepareWebApplicationContext.json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hadoop-RMServerUtils-normalizeAndValidateRequests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mockito-ReturnsArgumentAt-answer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intellij-community-JavaDebuggerEvaluator-getExpressionInfoAtOffset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lucene-solr-ConcurrentMergeScheduler-sync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pmd-JUnitTestsShouldIncludeAssertRule-visit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spring-boot-SpringApplication-getBeanDefinitionRegistry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pmd-SimplifyBooleanReturnsRule-terminatesInBooleanLiteral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pmd-JavaParserVisitorAdapter-visit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lucene-solr-MemoryIndex-keywordTokenStream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eck again</text:p>
          </table:table-cell>
        </table:table-row>
        <table:table-row table:style-name="ro1">
          <table:table-cell office:value-type="string" calcext:value-type="string">
            <text:p>Z_elasticsearch-NodesFaultDetection-handleTransportDisconnect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elasticsearch-BulkRequest-add.js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hibernate-search-ClassLoaderHelper-instanceFromName.json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intellij-community-CompilerManagerImpl-removeCompiler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hadoop-FifoScheduler-allocate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commons-io-CopyUtils-copy.j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*** this need more verification</text:p>
          </table:table-cell>
        </table:table-row>
        <table:table-row table:style-name="ro1">
          <table:table-cell office:value-type="string" calcext:value-type="string">
            <text:p>Z_elasticsearch-Security-createPermissions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commons-io-EndianUtils-read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hibernate-search-ArrayBridge-indexNotNullArray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pmd-ASTConditionalExpression-isTernary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mockito-AdditionalMatchers-geq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hibernate-search-FullTextQueryImpl-setTimeout.js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elasticsearch-IndicesSegmentResponse-toXContent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elasticsearch-IndicesService-verifyIndexMetadata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commons-io-ProxyWriter-write.json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lucene-solr-ConcurrentMergeScheduler-updateMergeThreads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intellij-community-CompileDirtyAction-doAction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pmd-AbstractJavaRule-visit.j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elasticsearch-RestTable-expandHeadersFromRequest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elasticsearch-ESFileStore-getUnallocatedSpace.js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hadoop-NodeReportPBImpl-setCapability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pmd-ClassTypeResolver-visit.json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mockito-VerificationStartedNotifier-notifyVerificationStarted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intellij-community-ExceptionBreakpoint-getThisObject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jetty-JsrSession-addMessageHandler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lucene-solr-IndexWriter-shutdown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hibernate-search-NumericFieldUtils-createNumericRangeQuery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spring-boot-UndertowWebServer-getPortFromChannel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hadoop-SchedulerApplicationAttempt-getRunningAggregateAppResourceUsage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intellij-community-TranslatingCompilerFilesMonitor-isInContentOfOpenedProjec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jetty-StdErrLog-escape.jso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elasticsearch-RestRequest-method.js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spring-boot-ErrorPageRegistrarBeanPostProcessor-getRegistrars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jetty-HttpTransportOverHTTP2-send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hibernate-search-DefaultBatchBackend-doWorkInSync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intellij-community-TypeRenderer-createCachedEvaluator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commons-io-DemuxOutputStream-flush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pmd-CommentUtil-javadocContentAfter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spring-boot-TomcatDataSourcePoolMetadata-getMin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intellij-community-EclipseCompilerConfigurable-reset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pmd-SourceFileScope-getSubTypes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commons-io-IOUtils-contentEqualsIgnoreEOL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spring-boot-StaticResourceJars-addUrlConnection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commons-io-Tailer-run.json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hadoop-ClientRMService-renewDelegationToken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lucene-solr-ConstantScoreQuery-rewrite.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intellij-community-PositionManagerImpl-createPrepareRequests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jetty-AnnotationIntrospector-introspect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intellij-community-ModuleCompileScope-isUrlUnderRoot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jetty-HttpTransportOverHTTP2-push.j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lucene-solr-MemoryIndex-storeDocValues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mockito-PluginLoader-loadPlugin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lucene-solr-IndexWriter-writeSomeDocValuesUpdates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jetty-ServiceWebAppProvider-doStart.json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hadoop-FifoScheduler-getAppsInQueue.js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jetty-ServletHolder-doStart.j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jetty-Module-equals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hibernate-search-StreamingOperationDispatcher-executeWork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_hadoop-LeveldbConfigurationStore-retrieve.jso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Z_jetty-ExecutorThreadPool-isLowOnThreads.json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_intellij-community-ArtifactBySourceFileFinderImpl-getFileToArtifactsMap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00-00-00</text:date>, <text:time style:data-style-name="N2" text:time-value="18:25:21.492190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5:24:10.895077614</meta:creation-date>
    <dc:date>2020-08-18T21:50:22.334919223</dc:date>
    <meta:editing-duration>PT11H49M54S</meta:editing-duration>
    <meta:editing-cycles>84</meta:editing-cycles>
    <meta:generator>LibreOffice/6.0.7.3$Linux_X86_64 LibreOffice_project/00m0$Build-3</meta:generator>
    <meta:document-statistic meta:table-count="1" meta:cell-count="604" meta:object-count="0"/>
  </office:meta>
</office:document-meta>
</file>